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middle" style:cell-protect="non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June_15.C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4)),ISBLANK(AF4)))" style:apply-style-name="cf1" style:base-cell-address="June_15.A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5)),ISBLANK(AE5)))" style:apply-style-name="cf1" style:base-cell-address="June_15.AE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June_15.AD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June_15.AK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June_15.F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June_15.G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June_15.H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June_15.I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June_15.J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June_15.K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June_15.D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June_15.D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June_15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June_15.B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June_15.E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June_15.C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June_15.B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June_15.B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June_15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June_15.L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June_15.M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June_15.N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June_15.N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1" style:base-cell-address="June_15.O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June_15.O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June_15.Y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June_15.T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June_15.S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June_15.R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June_15.X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June_15.V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June_15.R5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June_15" table:style-name="ta1" table:print-ranges="June_15.A1:June_15.AN6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2" table:default-cell-style-name="ce20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2" table:style-name="ce46">
            <text:p>Organisation name</text:p>
          </table:table-cell>
          <table:table-cell office:value-type="string" table:number-columns-spanned="1" table:number-rows-spanned="3" table:content-validation-name="val2" table:style-name="ce4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4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6">
            <text:p>AO/AA</text:p>
          </table:table-cell>
          <table:covered-table-cell/>
          <table:table-cell office:value-type="string" table:number-columns-spanned="2" table:number-rows-spanned="1" table:style-name="ce46">
            <text:p>EO</text:p>
          </table:table-cell>
          <table:covered-table-cell/>
          <table:table-cell office:value-type="string" table:number-columns-spanned="2" table:number-rows-spanned="1" table:style-name="ce46">
            <text:p>SEO/HEO</text:p>
          </table:table-cell>
          <table:covered-table-cell/>
          <table:table-cell office:value-type="string" table:number-columns-spanned="2" table:number-rows-spanned="1" table:style-name="ce46">
            <text:p>Grade 6/7</text:p>
          </table:table-cell>
          <table:covered-table-cell/>
          <table:table-cell office:value-type="string" table:number-columns-spanned="2" table:number-rows-spanned="1" table:style-name="ce46">
            <text:p>SCS</text:p>
          </table:table-cell>
          <table:covered-table-cell/>
          <table:table-cell office:value-type="string" table:number-columns-spanned="2" table:number-rows-spanned="1" table:style-name="ce4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4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0">
            <text:p>Interim managers</text:p>
          </table:table-cell>
          <table:covered-table-cell/>
          <table:table-cell office:value-type="string" table:number-columns-spanned="2" table:number-rows-spanned="1" table:style-name="ce40">
            <text:p>Specialist Contractors</text:p>
          </table:table-cell>
          <table:covered-table-cell/>
          <table:table-cell office:value-type="string" table:number-columns-spanned="2" table:number-rows-spanned="1" table:style-name="ce40">
            <text:p>Consultants/consultanc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6">
            <text:p>Salary</text:p>
          </table:table-cell>
          <table:table-cell office:value-type="string" table:number-columns-spanned="1" table:number-rows-spanned="2" table:style-name="ce46">
            <text:p>Allowances</text:p>
          </table:table-cell>
          <table:table-cell office:value-type="string" table:number-columns-spanned="1" table:number-rows-spanned="2" table:style-name="ce46">
            <text:p>Non-consolidated performance payments</text:p>
          </table:table-cell>
          <table:table-cell office:value-type="string" table:number-columns-spanned="1" table:number-rows-spanned="2" table:style-name="ce46">
            <text:p>Overtime</text:p>
          </table:table-cell>
          <table:table-cell office:value-type="string" table:number-columns-spanned="1" table:number-rows-spanned="2" table:style-name="ce46">
            <text:p>Employer pension contributions</text:p>
          </table:table-cell>
          <table:table-cell office:value-type="string" table:number-columns-spanned="1" table:number-rows-spanned="2" table:style-name="ce46">
            <text:p>Employer national insurance contributions</text:p>
          </table:table-cell>
          <table:table-cell office:value-type="string" table:number-columns-spanned="1" table:number-rows-spanned="2" table:style-name="ce46">
            <text:p>Total paybill for payroll staff</text:p>
          </table:table-cell>
          <table:table-cell office:value-type="string" table:number-columns-spanned="1" table:number-rows-spanned="2" table:style-name="ce4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6">
            <text:p>Total monthly cost of consultants/</text:p>
            <text:p>consultancy</text:p>
          </table:table-cell>
          <table:table-cell office:value-type="string" table:number-columns-spanned="1" table:number-rows-spanned="2" table:style-name="ce46">
            <text:p>Total non-payroll (CCL) staff costs</text:p>
          </table:table-cell>
          <table:covered-table-cell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" table:style-name="ce5">
            <text:p>Headcount</text:p>
          </table:table-cell>
          <table:table-cell office:value-type="string" table:content-validation-name="val2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63">
            <text:p>Ministerial Department</text:p>
          </table:table-cell>
          <table:table-cell office:value-type="string" table:style-name="ce49">
            <text:p>Department for International Development</text:p>
          </table:table-cell>
          <table:table-cell office:value-type="float" office:value="87" table:style-name="ce62">
            <text:p>87</text:p>
          </table:table-cell>
          <table:table-cell office:value-type="float" office:value="82.9" table:style-name="ce64">
            <text:p>82.9</text:p>
          </table:table-cell>
          <table:table-cell office:value-type="float" office:value="187" table:style-name="ce54">
            <text:p>187</text:p>
          </table:table-cell>
          <table:table-cell office:value-type="float" office:value="180.8" table:style-name="ce55">
            <text:p>180.8</text:p>
          </table:table-cell>
          <table:table-cell office:value-type="float" office:value="532" table:style-name="ce56">
            <text:p>532</text:p>
          </table:table-cell>
          <table:table-cell office:value-type="float" office:value="521.79999999999995" table:style-name="ce57">
            <text:p>521.8</text:p>
          </table:table-cell>
          <table:table-cell office:value-type="float" office:value="1114" table:style-name="ce58">
            <text:p>1114</text:p>
          </table:table-cell>
          <table:table-cell office:value-type="float" office:value="1082.4000000000001" table:style-name="ce59">
            <text:p>1082.4</text:p>
          </table:table-cell>
          <table:table-cell office:value-type="float" office:value="91" table:style-name="ce69">
            <text:p>91</text:p>
          </table:table-cell>
          <table:table-cell office:value-type="float" office:value="90.8" table:style-name="ce70">
            <text:p>90.8</text:p>
          </table:table-cell>
          <table:table-cell office:value-type="string" table:style-name="ce72">
            <text:p>NIL</text:p>
          </table:table-cell>
          <table:table-cell office:value-type="string" table:style-name="ce73">
            <text:p>NIL</text:p>
          </table:table-cell>
          <table:table-cell office:value-type="float" office:value="2011" table:formula="msoxl:=SUM(D4,F4,H4,J4,L4,N4)" table:content-validation-name="val2" table:style-name="ce11">
            <text:p>2,011</text:p>
          </table:table-cell>
          <table:table-cell office:value-type="float" office:value="1958.7" table:formula="msoxl:=SUM(E4,G4,I4,K4,M4,O4)" table:content-validation-name="val2" table:style-name="ce11">
            <text:p>1,959</text:p>
          </table:table-cell>
          <table:table-cell office:value-type="float" office:value="5" table:style-name="ce78">
            <text:p>5</text:p>
          </table:table-cell>
          <table:table-cell office:value-type="float" office:value="5" table:style-name="ce77">
            <text:p>5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float" office:value="2" table:style-name="ce79">
            <text:p>2</text:p>
          </table:table-cell>
          <table:table-cell office:value-type="float" office:value="2" table:style-name="ce75">
            <text:p>2</text:p>
          </table:table-cell>
          <table:table-cell office:value-type="float" office:value="7" table:formula="msoxl:=SUM(R4,T4,V4,X4,)" table:style-name="ce12">
            <text:p>7</text:p>
          </table:table-cell>
          <table:table-cell office:value-type="float" office:value="7" table:formula="msoxl:=SUM(S4,U4,W4,Y4)" table:style-name="ce12">
            <text:p>7</text:p>
          </table:table-cell>
          <table:table-cell office:value-type="float" office:value="2018" table:formula="msoxl:=P4+Z4" table:content-validation-name="val2" table:style-name="ce13">
            <text:p>2,018</text:p>
          </table:table-cell>
          <table:table-cell office:value-type="float" office:value="1965.7" table:formula="msoxl:=Q4+AA4" table:content-validation-name="val2" table:style-name="ce13">
            <text:p>1,966</text:p>
          </table:table-cell>
          <table:table-cell office:value-type="currency" office:value="8988030.6400000006" table:content-validation-name="val1" table:style-name="ce14">
            <text:p>£8,988,030.64</text:p>
          </table:table-cell>
          <table:table-cell office:value-type="currency" office:value="57518.400000000001" table:content-validation-name="val1" table:style-name="ce15">
            <text:p>£57,518.40</text:p>
          </table:table-cell>
          <table:table-cell office:value-type="string" table:style-name="ce50">
            <text:p>NIL</text:p>
          </table:table-cell>
          <table:table-cell office:value-type="currency" office:value="77486.080000000002" table:content-validation-name="val1" table:style-name="ce15">
            <text:p>£77,486.08</text:p>
          </table:table-cell>
          <table:table-cell office:value-type="currency" office:value="1751954.9" table:content-validation-name="val1" table:style-name="ce15">
            <text:p>£1,751,954.90</text:p>
          </table:table-cell>
          <table:table-cell office:value-type="currency" office:value="696859.8" table:content-validation-name="val1" table:style-name="ce15">
            <text:p>£696,859.80</text:p>
          </table:table-cell>
          <table:table-cell office:value-type="currency" office:value="11571849.820000002" table:formula="msoxl:=SUM(AD4:AI4)" table:style-name="ce16">
            <text:p>£11,571,849.82</text:p>
          </table:table-cell>
          <table:table-cell office:value-type="currency" office:value="17183.900000000001" table:content-validation-name="val1" table:style-name="ce17">
            <text:p>£17,183.90</text:p>
          </table:table-cell>
          <table:table-cell office:value-type="currency" office:value="5888" table:content-validation-name="val1" table:style-name="ce17">
            <text:p>£5,888.00</text:p>
          </table:table-cell>
          <table:table-cell office:value-type="currency" office:value="23071.9" table:formula="msoxl:=SUM(AK4:AL4)" table:style-name="ce18">
            <text:p>£23,071.90</text:p>
          </table:table-cell>
          <table:table-cell office:value-type="currency" office:value="11594921.720000003" table:formula="msoxl:=SUM(AM4,AJ4)" table:style-name="ce19">
            <text:p>£11,594,921.72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66">
            <text:p>Executive Non-Departmental Public Body</text:p>
          </table:table-cell>
          <table:table-cell office:value-type="string" table:style-name="ce65">
            <text:p>Department for International Development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float" office:value="10" table:style-name="ce71">
            <text:p>10</text:p>
          </table:table-cell>
          <table:table-cell office:value-type="float" office:value="6" table:style-name="ce74">
            <text:p>6</text:p>
          </table:table-cell>
          <table:table-cell office:value-type="float" office:value="10" table:formula="msoxl:=SUM(D5,F5,H5,J5,L5,N5)" table:content-validation-name="val2" table:style-name="ce11">
            <text:p>10</text:p>
          </table:table-cell>
          <table:table-cell office:value-type="float" office:value="6" table:formula="msoxl:=SUM(E5,G5,I5,K5,M5,O5)" table:content-validation-name="val2" table:style-name="ce11">
            <text:p>6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float" office:value="0" table:formula="msoxl:=SUM(R5,T5,V5,X5,)" table:style-name="ce12">
            <text:p>0</text:p>
          </table:table-cell>
          <table:table-cell office:value-type="float" office:value="0" table:formula="msoxl:=SUM(S5,U5,W5,Y5)" table:style-name="ce12">
            <text:p>0</text:p>
          </table:table-cell>
          <table:table-cell office:value-type="float" office:value="10" table:formula="msoxl:=P5+Z5" table:content-validation-name="val2" table:style-name="ce13">
            <text:p>10</text:p>
          </table:table-cell>
          <table:table-cell office:value-type="float" office:value="6" table:formula="msoxl:=Q5+AA5" table:content-validation-name="val2" table:style-name="ce13">
            <text:p>6</text:p>
          </table:table-cell>
          <table:table-cell office:value-type="currency" office:value="16204" table:content-validation-name="val1" table:style-name="ce14">
            <text:p>£16,204.00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currency" office:value="16204" table:formula="msoxl:=SUM(AD5:AI5)" table:style-name="ce16">
            <text:p>£16,204.00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currency" office:value="0" table:formula="msoxl:=SUM(AK5:AL5)" table:style-name="ce18">
            <text:p>£0.00</text:p>
          </table:table-cell>
          <table:table-cell office:value-type="currency" office:value="16204" table:formula="msoxl:=SUM(AM5,AJ5)" table:style-name="ce19">
            <text:p>£16,204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67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0" table:formula="msoxl:=SUM(D6,F6,H6,J6,L6,N6)" table:content-validation-name="val2" table:style-name="ce11">
            <text:p>0</text:p>
          </table:table-cell>
          <table:table-cell office:value-type="float" office:value="0" table:formula="msoxl:=SUM(E6,G6,I6,K6,M6,O6)" table:content-validation-name="val2" table:style-name="ce11">
            <text:p>0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float" office:value="0" table:formula="msoxl:=SUM(R6,T6,V6,X6,)" table:style-name="ce12">
            <text:p>0</text:p>
          </table:table-cell>
          <table:table-cell office:value-type="float" office:value="0" table:formula="msoxl:=SUM(S6,U6,W6,Y6)" table:style-name="ce12">
            <text:p>0</text:p>
          </table:table-cell>
          <table:table-cell office:value-type="float" office:value="0" table:formula="msoxl:=P6+Z6" table:content-validation-name="val2" table:style-name="ce13">
            <text:p>0</text:p>
          </table:table-cell>
          <table:table-cell office:value-type="float" office:value="0" table:formula="msoxl:=Q6+AA6" table:content-validation-name="val2" table:style-name="ce13">
            <text:p>0</text:p>
          </table:table-cell>
          <table:table-cell office:value-type="string" table:style-name="ce52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currency" office:value="0" table:formula="msoxl:=SUM(AD6:AI6)" table:style-name="ce16">
            <text:p>£0.00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currency" office:value="0" table:formula="msoxl:=SUM(AK6:AL6)" table:style-name="ce18">
            <text:p>£0.00</text:p>
          </table:table-cell>
          <table:table-cell office:value-type="currency" office:value="0" table:formula="msoxl:=SUM(AM6,AJ6)" table:style-name="ce19">
            <text:p>£0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9-16T09:15:21Z</meta:creation-date>
    <dc:date>2015-09-16T09:27:52Z</dc:date>
  </office:meta>
</office:document-meta>
</file>